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7.38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845" calcext:value-type="float">
            <text:p>2,8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98.435" calcext:value-type="float">
            <text:p>198,4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8783.23" calcext:value-type="float">
            <text:p>18783,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155641.69" calcext:value-type="float">
            <text:p>2155641,69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386286345875" calcext:value-type="float">
            <text:p>0,99938628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76962857334904" calcext:value-type="float">
            <text:p>0,1769628573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32402.5393908203" calcext:value-type="float">
            <text:p>32402,5393908203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26193.90904588" calcext:value-type="float">
            <text:p>126193,909045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96146349114687" calcext:value-type="float">
            <text:p>1,9614634911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491470.822339045" calcext:value-type="float">
            <text:p>491470,8223390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298290642940386" calcext:value-type="float">
            <text:p>0,00029829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2.49785148268846" calcext:value-type="float">
            <text:p>2,4978514827</text:p>
          </table:table-cell>
          <table:table-cell/>
          <table:table-cell table:formula="of:=[Sheet1.D38]^[Sheet1.E$35]*[Sheet1.E$36]" office:value-type="float" office:value="2.49785148268846" calcext:value-type="float">
            <text:p>2,497851482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228.575723798521" calcext:value-type="float">
            <text:p>228,5757237985</text:p>
          </table:table-cell>
          <table:table-cell/>
          <table:table-cell table:formula="of:=[Sheet1.D39]^[Sheet1.E$35]*[Sheet1.E$36]" office:value-type="float" office:value="228.575723798521" calcext:value-type="float">
            <text:p>228,575723798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0916.7205785126" calcext:value-type="float">
            <text:p>20916,7205785126</text:p>
          </table:table-cell>
          <table:table-cell/>
          <table:table-cell table:formula="of:=[Sheet1.D40]^[Sheet1.E$35]*[Sheet1.E$36]" office:value-type="float" office:value="20916.7205785126" calcext:value-type="float">
            <text:p>20916,720578512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1914066.78053535" calcext:value-type="float">
            <text:p>1914066,78053535</text:p>
          </table:table-cell>
          <table:table-cell/>
          <table:table-cell table:formula="of:=[Sheet1.D41]^[Sheet1.E$35]*[Sheet1.E$36]" office:value-type="float" office:value="1914066.78053535" calcext:value-type="float">
            <text:p>1914066,78053535</text:p>
          </table:table-cell>
          <table:table-cell table:number-columns-repeated="4"/>
        </table:table-row>
      </table:table>
      <table:table table:name="PY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.499" calcext:value-type="float">
            <text:p>1,499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788.79" calcext:value-type="float">
            <text:p>788,79</text:p>
          </table:table-cell>
          <table:table-cell/>
          <table:table-cell office:value-type="float" office:value="139393" calcext:value-type="float">
            <text:p>139393</text:p>
          </table:table-cell>
          <table:table-cell office:value-type="float" office:value="139301.426" calcext:value-type="float">
            <text:p>139301,426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03" calcext:value-type="float">
            <text:p>1,203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757.412" calcext:value-type="float">
            <text:p>757,412</text:p>
          </table:table-cell>
          <table:table-cell/>
          <table:table-cell office:value-type="float" office:value="142501" calcext:value-type="float">
            <text:p>142501</text:p>
          </table:table-cell>
          <table:table-cell office:value-type="float" office:value="142392.415" calcext:value-type="float">
            <text:p>142392,41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AVERAGE(['PY-256MB'.B6:.B54])" office:value-type="float" office:value="1.3422" calcext:value-type="float">
            <text:p>1,3422</text:p>
          </table:table-cell>
          <table:table-cell table:formula="of:=STDEV(['PY-256MB'.B6:.B54])" office:value-type="float" office:value="0.159931604699691" calcext:value-type="float">
            <text:p>0,15993160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53" calcext:value-type="float">
            <text:p>1,15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50.887" calcext:value-type="float">
            <text:p>850,887</text:p>
          </table:table-cell>
          <table:table-cell/>
          <table:table-cell office:value-type="float" office:value="145370" calcext:value-type="float">
            <text:p>145370</text:p>
          </table:table-cell>
          <table:table-cell office:value-type="float" office:value="144995.326" calcext:value-type="float">
            <text:p>144995,326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AVERAGE(['PY-256MB'.E6:.E54])" office:value-type="float" office:value="846.583511111111" calcext:value-type="float">
            <text:p>846,5835111111</text:p>
          </table:table-cell>
          <table:table-cell table:formula="of:=STDEV(['PY-256MB'.E6:.E54])" office:value-type="float" office:value="70.8208961400076" calcext:value-type="float">
            <text:p>70,820896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89" calcext:value-type="float">
            <text:p>1,289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761.876" calcext:value-type="float">
            <text:p>761,876</text:p>
          </table:table-cell>
          <table:table-cell/>
          <table:table-cell office:value-type="float" office:value="139838" calcext:value-type="float">
            <text:p>139838</text:p>
          </table:table-cell>
          <table:table-cell office:value-type="float" office:value="139708.667" calcext:value-type="float">
            <text:p>139708,667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AVERAGE(['PY-256MB'.H5:.H54])" office:value-type="float" office:value="128770.721208333" calcext:value-type="float">
            <text:p>128770,721208333</text:p>
          </table:table-cell>
          <table:table-cell table:formula="of:=STDEV(['PY-256MB'.H5:.H54])" office:value-type="float" office:value="15779.0891525571" calcext:value-type="float">
            <text:p>15779,08915255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07.688" calcext:value-type="float">
            <text:p>807,688</text:p>
          </table:table-cell>
          <table:table-cell/>
          <table:table-cell office:value-type="float" office:value="145758" calcext:value-type="float">
            <text:p>145758</text:p>
          </table:table-cell>
          <table:table-cell office:value-type="float" office:value="141504.997" calcext:value-type="float">
            <text:p>141504,99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217" calcext:value-type="float">
            <text:p>1,217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920.07" calcext:value-type="float">
            <text:p>920,07</text:p>
          </table:table-cell>
          <table:table-cell/>
          <table:table-cell office:value-type="float" office:value="138804" calcext:value-type="float">
            <text:p>138804</text:p>
          </table:table-cell>
          <table:table-cell office:value-type="float" office:value="138705.95" calcext:value-type="float">
            <text:p>138705,9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54" calcext:value-type="float">
            <text:p>1,154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28.316" calcext:value-type="float">
            <text:p>828,316</text:p>
          </table:table-cell>
          <table:table-cell/>
          <table:table-cell office:value-type="float" office:value="142213" calcext:value-type="float">
            <text:p>142213</text:p>
          </table:table-cell>
          <table:table-cell office:value-type="float" office:value="142098.129" calcext:value-type="float">
            <text:p>142098,12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73" calcext:value-type="float">
            <text:p>1,673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732.802" calcext:value-type="float">
            <text:p>732,802</text:p>
          </table:table-cell>
          <table:table-cell/>
          <table:table-cell office:value-type="float" office:value="104863" calcext:value-type="float">
            <text:p>104863</text:p>
          </table:table-cell>
          <table:table-cell office:value-type="float" office:value="104715.668" calcext:value-type="float">
            <text:p>104715,66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61" calcext:value-type="float">
            <text:p>1,461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845.42" calcext:value-type="float">
            <text:p>845,42</text:p>
          </table:table-cell>
          <table:table-cell/>
          <table:table-cell office:value-type="float" office:value="122659" calcext:value-type="float">
            <text:p>122659</text:p>
          </table:table-cell>
          <table:table-cell office:value-type="float" office:value="122584.053" calcext:value-type="float">
            <text:p>122584,053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941.428" calcext:value-type="float">
            <text:p>941,428</text:p>
          </table:table-cell>
          <table:table-cell/>
          <table:table-cell office:value-type="float" office:value="137278" calcext:value-type="float">
            <text:p>137278</text:p>
          </table:table-cell>
          <table:table-cell office:value-type="float" office:value="137202.139" calcext:value-type="float">
            <text:p>137202,13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63" calcext:value-type="float">
            <text:p>1,563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808.042" calcext:value-type="float">
            <text:p>808,042</text:p>
          </table:table-cell>
          <table:table-cell/>
          <table:table-cell office:value-type="float" office:value="138291" calcext:value-type="float">
            <text:p>138291</text:p>
          </table:table-cell>
          <table:table-cell office:value-type="float" office:value="138188.109" calcext:value-type="float">
            <text:p>138188,109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24" calcext:value-type="float">
            <text:p>1,424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25.041" calcext:value-type="float">
            <text:p>825,041</text:p>
          </table:table-cell>
          <table:table-cell/>
          <table:table-cell office:value-type="float" office:value="141394" calcext:value-type="float">
            <text:p>141394</text:p>
          </table:table-cell>
          <table:table-cell office:value-type="float" office:value="141293.682" calcext:value-type="float">
            <text:p>141293,68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264" calcext:value-type="float">
            <text:p>1,264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806.411" calcext:value-type="float">
            <text:p>806,411</text:p>
          </table:table-cell>
          <table:table-cell/>
          <table:table-cell office:value-type="float" office:value="105637" calcext:value-type="float">
            <text:p>105637</text:p>
          </table:table-cell>
          <table:table-cell office:value-type="float" office:value="105497.671" calcext:value-type="float">
            <text:p>105497,67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2" calcext:value-type="float">
            <text:p>1,47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986.868" calcext:value-type="float">
            <text:p>986,868</text:p>
          </table:table-cell>
          <table:table-cell/>
          <table:table-cell office:value-type="float" office:value="108707" calcext:value-type="float">
            <text:p>108707</text:p>
          </table:table-cell>
          <table:table-cell office:value-type="float" office:value="108612.114" calcext:value-type="float">
            <text:p>108612,11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55.582" calcext:value-type="float">
            <text:p>855,582</text:p>
          </table:table-cell>
          <table:table-cell/>
          <table:table-cell office:value-type="float" office:value="141377" calcext:value-type="float">
            <text:p>141377</text:p>
          </table:table-cell>
          <table:table-cell office:value-type="float" office:value="141202.145" calcext:value-type="float">
            <text:p>141202,14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51.02" calcext:value-type="float">
            <text:p>851,02</text:p>
          </table:table-cell>
          <table:table-cell/>
          <table:table-cell office:value-type="float" office:value="105106" calcext:value-type="float">
            <text:p>105106</text:p>
          </table:table-cell>
          <table:table-cell office:value-type="float" office:value="104914.956" calcext:value-type="float">
            <text:p>104914,9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2" calcext:value-type="float">
            <text:p>1,47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14.016" calcext:value-type="float">
            <text:p>814,016</text:p>
          </table:table-cell>
          <table:table-cell/>
          <table:table-cell office:value-type="float" office:value="106304" calcext:value-type="float">
            <text:p>106304</text:p>
          </table:table-cell>
          <table:table-cell office:value-type="float" office:value="106244.268" calcext:value-type="float">
            <text:p>106244,26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355" calcext:value-type="float">
            <text:p>1,355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913.783" calcext:value-type="float">
            <text:p>913,783</text:p>
          </table:table-cell>
          <table:table-cell/>
          <table:table-cell office:value-type="float" office:value="107604" calcext:value-type="float">
            <text:p>107604</text:p>
          </table:table-cell>
          <table:table-cell office:value-type="float" office:value="107506.373" calcext:value-type="float">
            <text:p>107506,37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00.205" calcext:value-type="float">
            <text:p>900,205</text:p>
          </table:table-cell>
          <table:table-cell/>
          <table:table-cell office:value-type="float" office:value="124098" calcext:value-type="float">
            <text:p>124098</text:p>
          </table:table-cell>
          <table:table-cell office:value-type="float" office:value="123996.004" calcext:value-type="float">
            <text:p>123996,00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06" calcext:value-type="float">
            <text:p>1,106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765.164" calcext:value-type="float">
            <text:p>765,164</text:p>
          </table:table-cell>
          <table:table-cell/>
          <table:table-cell office:value-type="float" office:value="140471" calcext:value-type="float">
            <text:p>140471</text:p>
          </table:table-cell>
          <table:table-cell office:value-type="float" office:value="140395.03" calcext:value-type="float">
            <text:p>140395,0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935.072" calcext:value-type="float">
            <text:p>935,072</text:p>
          </table:table-cell>
          <table:table-cell/>
          <table:table-cell office:value-type="float" office:value="135287" calcext:value-type="float">
            <text:p>135287</text:p>
          </table:table-cell>
          <table:table-cell office:value-type="float" office:value="135184.61" calcext:value-type="float">
            <text:p>135184,6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931.842" calcext:value-type="float">
            <text:p>931,842</text:p>
          </table:table-cell>
          <table:table-cell/>
          <table:table-cell office:value-type="float" office:value="104434" calcext:value-type="float">
            <text:p>104434</text:p>
          </table:table-cell>
          <table:table-cell office:value-type="float" office:value="104371.444" calcext:value-type="float">
            <text:p>104371,44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60.007" calcext:value-type="float">
            <text:p>860,007</text:p>
          </table:table-cell>
          <table:table-cell/>
          <table:table-cell office:value-type="float" office:value="139972" calcext:value-type="float">
            <text:p>139972</text:p>
          </table:table-cell>
          <table:table-cell office:value-type="float" office:value="139897.363" calcext:value-type="float">
            <text:p>139897,36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95" calcext:value-type="float">
            <text:p>1,49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57.411" calcext:value-type="float">
            <text:p>857,411</text:p>
          </table:table-cell>
          <table:table-cell/>
          <table:table-cell office:value-type="float" office:value="140090" calcext:value-type="float">
            <text:p>140090</text:p>
          </table:table-cell>
          <table:table-cell office:value-type="float" office:value="139984.77" calcext:value-type="float">
            <text:p>139984,7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817.756" calcext:value-type="float">
            <text:p>817,75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612" calcext:value-type="float">
            <text:p>1,612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1063.18" calcext:value-type="float">
            <text:p>1063,1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6" calcext:value-type="float">
            <text:p>1,19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808.539" calcext:value-type="float">
            <text:p>808,53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02" calcext:value-type="float">
            <text:p>1,50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853.095" calcext:value-type="float">
            <text:p>853,09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06" calcext:value-type="float">
            <text:p>1,3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724.65" calcext:value-type="float">
            <text:p>724,6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4" calcext:value-type="float">
            <text:p>1,474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798.804" calcext:value-type="float">
            <text:p>798,804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02" calcext:value-type="float">
            <text:p>1,502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740.158" calcext:value-type="float">
            <text:p>740,158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48" calcext:value-type="float">
            <text:p>1,248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807.763" calcext:value-type="float">
            <text:p>807,763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37" calcext:value-type="float">
            <text:p>1,537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811.789" calcext:value-type="float">
            <text:p>811,789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18" calcext:value-type="float">
            <text:p>1,518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45.679" calcext:value-type="float">
            <text:p>845,67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53.079" calcext:value-type="float">
            <text:p>953,07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58" calcext:value-type="float">
            <text:p>1,058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757.457" calcext:value-type="float">
            <text:p>757,457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916.879" calcext:value-type="float">
            <text:p>916,879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31" calcext:value-type="float">
            <text:p>1,131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853.636" calcext:value-type="float">
            <text:p>853,63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3" calcext:value-type="float">
            <text:p>0,993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920.949" calcext:value-type="float">
            <text:p>920,949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850.282" calcext:value-type="float">
            <text:p>850,282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815.737" calcext:value-type="float">
            <text:p>815,737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42" calcext:value-type="float">
            <text:p>1,242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915.083" calcext:value-type="float">
            <text:p>915,08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33" calcext:value-type="float">
            <text:p>1,23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776.031" calcext:value-type="float">
            <text:p>776,03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818.823" calcext:value-type="float">
            <text:p>818,823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74" calcext:value-type="float">
            <text:p>1,27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824.239" calcext:value-type="float">
            <text:p>824,23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866.287" calcext:value-type="float">
            <text:p>866,287</text:p>
          </table:table-cell>
          <table:table-cell table:number-columns-repeated="10"/>
        </table:table-row>
      </table:table>
      <table:table table:name="PY-512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211" calcext:value-type="float">
            <text:p>1,211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427.566" calcext:value-type="float">
            <text:p>427,566</text:p>
          </table:table-cell>
          <table:table-cell/>
          <table:table-cell office:value-type="float" office:value="57231" calcext:value-type="float">
            <text:p>57231</text:p>
          </table:table-cell>
          <table:table-cell office:value-type="float" office:value="56997.964" calcext:value-type="float">
            <text:p>56997,964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398.333" calcext:value-type="float">
            <text:p>398,333</text:p>
          </table:table-cell>
          <table:table-cell/>
          <table:table-cell office:value-type="float" office:value="57784" calcext:value-type="float">
            <text:p>57784</text:p>
          </table:table-cell>
          <table:table-cell office:value-type="float" office:value="57691.98" calcext:value-type="float">
            <text:p>57691,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PY-512MB'.B6:.B54])" office:value-type="float" office:value="1.39687755102041" calcext:value-type="float">
            <text:p>1,396877551</text:p>
          </table:table-cell>
          <table:table-cell table:formula="of:=STDEV(['PY-512MB'.B6:.B54])" office:value-type="float" office:value="0.253326258068939" calcext:value-type="float">
            <text:p>0,25332625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154" calcext:value-type="float">
            <text:p>2,154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43.286" calcext:value-type="float">
            <text:p>443,286</text:p>
          </table:table-cell>
          <table:table-cell/>
          <table:table-cell office:value-type="float" office:value="22510" calcext:value-type="float">
            <text:p>22510</text:p>
          </table:table-cell>
          <table:table-cell office:value-type="float" office:value="19645.471" calcext:value-type="float">
            <text:p>19645,47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PY-512MB'.E6:.E54])" office:value-type="float" office:value="420.108204081633" calcext:value-type="float">
            <text:p>420,1082040816</text:p>
          </table:table-cell>
          <table:table-cell table:formula="of:=STDEV(['PY-512MB'.E6:.E54])" office:value-type="float" office:value="37.9444599008316" calcext:value-type="float">
            <text:p>37,94445990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379.421" calcext:value-type="float">
            <text:p>379,421</text:p>
          </table:table-cell>
          <table:table-cell/>
          <table:table-cell office:value-type="float" office:value="50393" calcext:value-type="float">
            <text:p>50393</text:p>
          </table:table-cell>
          <table:table-cell office:value-type="float" office:value="50330.58" calcext:value-type="float">
            <text:p>50330,5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-512MB'.H5:.H14])" office:value-type="float" office:value="50897.8655" calcext:value-type="float">
            <text:p>50897,8655</text:p>
          </table:table-cell>
          <table:table-cell table:formula="of:=STDEV(['PY-512MB'.H5:.H14])" office:value-type="float" office:value="11208.3531331002" calcext:value-type="float">
            <text:p>11208,35313310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754" calcext:value-type="float">
            <text:p>1,75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427.626" calcext:value-type="float">
            <text:p>427,626</text:p>
          </table:table-cell>
          <table:table-cell/>
          <table:table-cell office:value-type="float" office:value="53708" calcext:value-type="float">
            <text:p>53708</text:p>
          </table:table-cell>
          <table:table-cell office:value-type="float" office:value="53644.363" calcext:value-type="float">
            <text:p>53644,36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23" calcext:value-type="float">
            <text:p>1,423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354.764" calcext:value-type="float">
            <text:p>354,764</text:p>
          </table:table-cell>
          <table:table-cell/>
          <table:table-cell office:value-type="float" office:value="53198" calcext:value-type="float">
            <text:p>53198</text:p>
          </table:table-cell>
          <table:table-cell office:value-type="float" office:value="53129.618" calcext:value-type="float">
            <text:p>53129,61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31" calcext:value-type="float">
            <text:p>1,23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19.337" calcext:value-type="float">
            <text:p>419,337</text:p>
          </table:table-cell>
          <table:table-cell/>
          <table:table-cell office:value-type="float" office:value="55895" calcext:value-type="float">
            <text:p>55895</text:p>
          </table:table-cell>
          <table:table-cell office:value-type="float" office:value="55815.611" calcext:value-type="float">
            <text:p>55815,61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19" calcext:value-type="float">
            <text:p>1,619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33.428" calcext:value-type="float">
            <text:p>433,428</text:p>
          </table:table-cell>
          <table:table-cell/>
          <table:table-cell office:value-type="float" office:value="52810" calcext:value-type="float">
            <text:p>52810</text:p>
          </table:table-cell>
          <table:table-cell office:value-type="float" office:value="52529.365" calcext:value-type="float">
            <text:p>52529,36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07" calcext:value-type="float">
            <text:p>1,90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53.489" calcext:value-type="float">
            <text:p>353,489</text:p>
          </table:table-cell>
          <table:table-cell/>
          <table:table-cell office:value-type="float" office:value="55984" calcext:value-type="float">
            <text:p>55984</text:p>
          </table:table-cell>
          <table:table-cell office:value-type="float" office:value="55920.573" calcext:value-type="float">
            <text:p>55920,57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82" calcext:value-type="float">
            <text:p>1,082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510.329" calcext:value-type="float">
            <text:p>510,329</text:p>
          </table:table-cell>
          <table:table-cell/>
          <table:table-cell office:value-type="float" office:value="53392" calcext:value-type="float">
            <text:p>53392</text:p>
          </table:table-cell>
          <table:table-cell office:value-type="float" office:value="53273.13" calcext:value-type="float">
            <text:p>53273,1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73.421" calcext:value-type="float">
            <text:p>373,421</text:p>
          </table:table-cell>
          <table:table-cell/>
          <table:table-cell office:value-type="float" office:value="53834" calcext:value-type="float">
            <text:p>53834</text:p>
          </table:table-cell>
          <table:table-cell office:value-type="float" office:value="53757.422" calcext:value-type="float">
            <text:p>53757,42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23" calcext:value-type="float">
            <text:p>1,423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430.427" calcext:value-type="float">
            <text:p>430,427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52816.225" calcext:value-type="float">
            <text:p>52816,22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27" calcext:value-type="float">
            <text:p>1,02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57.956" calcext:value-type="float">
            <text:p>457,956</text:p>
          </table:table-cell>
          <table:table-cell/>
          <table:table-cell office:value-type="float" office:value="56395" calcext:value-type="float">
            <text:p>56395</text:p>
          </table:table-cell>
          <table:table-cell office:value-type="float" office:value="56312.524" calcext:value-type="float">
            <text:p>56312,52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32" calcext:value-type="float">
            <text:p>1,332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499.172" calcext:value-type="float">
            <text:p>499,172</text:p>
          </table:table-cell>
          <table:table-cell/>
          <table:table-cell office:value-type="float" office:value="61294" calcext:value-type="float">
            <text:p>61294</text:p>
          </table:table-cell>
          <table:table-cell office:value-type="float" office:value="61205.18" calcext:value-type="float">
            <text:p>61205,1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460.157" calcext:value-type="float">
            <text:p>460,157</text:p>
          </table:table-cell>
          <table:table-cell/>
          <table:table-cell office:value-type="float" office:value="59796" calcext:value-type="float">
            <text:p>59796</text:p>
          </table:table-cell>
          <table:table-cell office:value-type="float" office:value="59725.699" calcext:value-type="float">
            <text:p>59725,69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12" calcext:value-type="float">
            <text:p>1,61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48.325" calcext:value-type="float">
            <text:p>448,325</text:p>
          </table:table-cell>
          <table:table-cell/>
          <table:table-cell office:value-type="float" office:value="61330" calcext:value-type="float">
            <text:p>61330</text:p>
          </table:table-cell>
          <table:table-cell office:value-type="float" office:value="61260.586" calcext:value-type="float">
            <text:p>61260,586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49" calcext:value-type="float">
            <text:p>1,24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462.206" calcext:value-type="float">
            <text:p>462,206</text:p>
          </table:table-cell>
          <table:table-cell/>
          <table:table-cell office:value-type="float" office:value="59600" calcext:value-type="float">
            <text:p>59600</text:p>
          </table:table-cell>
          <table:table-cell office:value-type="float" office:value="59531.917" calcext:value-type="float">
            <text:p>59531,91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99" calcext:value-type="float">
            <text:p>1,599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472.926" calcext:value-type="float">
            <text:p>472,926</text:p>
          </table:table-cell>
          <table:table-cell/>
          <table:table-cell office:value-type="float" office:value="53699" calcext:value-type="float">
            <text:p>53699</text:p>
          </table:table-cell>
          <table:table-cell office:value-type="float" office:value="53638.962" calcext:value-type="float">
            <text:p>53638,96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62" calcext:value-type="float">
            <text:p>1,262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15.425" calcext:value-type="float">
            <text:p>415,425</text:p>
          </table:table-cell>
          <table:table-cell/>
          <table:table-cell office:value-type="float" office:value="52951" calcext:value-type="float">
            <text:p>52951</text:p>
          </table:table-cell>
          <table:table-cell office:value-type="float" office:value="52712.233" calcext:value-type="float">
            <text:p>52712,23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18" calcext:value-type="float">
            <text:p>1,01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457.948" calcext:value-type="float">
            <text:p>457,948</text:p>
          </table:table-cell>
          <table:table-cell/>
          <table:table-cell office:value-type="float" office:value="54009" calcext:value-type="float">
            <text:p>54009</text:p>
          </table:table-cell>
          <table:table-cell office:value-type="float" office:value="53869.672" calcext:value-type="float">
            <text:p>53869,67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434.458" calcext:value-type="float">
            <text:p>434,458</text:p>
          </table:table-cell>
          <table:table-cell/>
          <table:table-cell office:value-type="float" office:value="51158" calcext:value-type="float">
            <text:p>51158</text:p>
          </table:table-cell>
          <table:table-cell office:value-type="float" office:value="50952.658" calcext:value-type="float">
            <text:p>50952,65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466.98" calcext:value-type="float">
            <text:p>466,98</text:p>
          </table:table-cell>
          <table:table-cell/>
          <table:table-cell office:value-type="float" office:value="55166" calcext:value-type="float">
            <text:p>55166</text:p>
          </table:table-cell>
          <table:table-cell office:value-type="float" office:value="55091.193" calcext:value-type="float">
            <text:p>55091,193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379.623" calcext:value-type="float">
            <text:p>379,623</text:p>
          </table:table-cell>
          <table:table-cell/>
          <table:table-cell office:value-type="float" office:value="51700" calcext:value-type="float">
            <text:p>51700</text:p>
          </table:table-cell>
          <table:table-cell office:value-type="float" office:value="51638.45" calcext:value-type="float">
            <text:p>51638,4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63" calcext:value-type="float">
            <text:p>1,26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25.955" calcext:value-type="float">
            <text:p>425,955</text:p>
          </table:table-cell>
          <table:table-cell/>
          <table:table-cell office:value-type="float" office:value="52094" calcext:value-type="float">
            <text:p>52094</text:p>
          </table:table-cell>
          <table:table-cell office:value-type="float" office:value="51998.902" calcext:value-type="float">
            <text:p>51998,90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430.435" calcext:value-type="float">
            <text:p>430,435</text:p>
          </table:table-cell>
          <table:table-cell/>
          <table:table-cell office:value-type="float" office:value="58605" calcext:value-type="float">
            <text:p>58605</text:p>
          </table:table-cell>
          <table:table-cell office:value-type="float" office:value="58541.12" calcext:value-type="float">
            <text:p>58541,1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35" calcext:value-type="float">
            <text:p>1,13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77.488" calcext:value-type="float">
            <text:p>377,488</text:p>
          </table:table-cell>
          <table:table-cell/>
          <table:table-cell office:value-type="float" office:value="51001" calcext:value-type="float">
            <text:p>51001</text:p>
          </table:table-cell>
          <table:table-cell office:value-type="float" office:value="50937.077" calcext:value-type="float">
            <text:p>50937,07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21.429" calcext:value-type="float">
            <text:p>421,429</text:p>
          </table:table-cell>
          <table:table-cell/>
          <table:table-cell office:value-type="float" office:value="51902" calcext:value-type="float">
            <text:p>51902</text:p>
          </table:table-cell>
          <table:table-cell office:value-type="float" office:value="51821.081" calcext:value-type="float">
            <text:p>51821,08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75" calcext:value-type="float">
            <text:p>1,375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445.312" calcext:value-type="float">
            <text:p>445,312</text:p>
          </table:table-cell>
          <table:table-cell/>
          <table:table-cell office:value-type="float" office:value="59583" calcext:value-type="float">
            <text:p>59583</text:p>
          </table:table-cell>
          <table:table-cell office:value-type="float" office:value="59501.568" calcext:value-type="float">
            <text:p>59501,56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71.592" calcext:value-type="float">
            <text:p>371,592</text:p>
          </table:table-cell>
          <table:table-cell/>
          <table:table-cell office:value-type="float" office:value="51309" calcext:value-type="float">
            <text:p>51309</text:p>
          </table:table-cell>
          <table:table-cell office:value-type="float" office:value="51247.101" calcext:value-type="float">
            <text:p>51247,10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723" calcext:value-type="float">
            <text:p>1,723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428.165" calcext:value-type="float">
            <text:p>428,165</text:p>
          </table:table-cell>
          <table:table-cell/>
          <table:table-cell office:value-type="float" office:value="61187" calcext:value-type="float">
            <text:p>61187</text:p>
          </table:table-cell>
          <table:table-cell office:value-type="float" office:value="61123.222" calcext:value-type="float">
            <text:p>61123,22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410.254" calcext:value-type="float">
            <text:p>410,254</text:p>
          </table:table-cell>
          <table:table-cell/>
          <table:table-cell office:value-type="float" office:value="60921" calcext:value-type="float">
            <text:p>60921</text:p>
          </table:table-cell>
          <table:table-cell office:value-type="float" office:value="60859.004" calcext:value-type="float">
            <text:p>60859,00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23" calcext:value-type="float">
            <text:p>1,523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47.046" calcext:value-type="float">
            <text:p>347,046</text:p>
          </table:table-cell>
          <table:table-cell/>
          <table:table-cell office:value-type="float" office:value="55790" calcext:value-type="float">
            <text:p>55790</text:p>
          </table:table-cell>
          <table:table-cell office:value-type="float" office:value="55709.22" calcext:value-type="float">
            <text:p>55709,2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69" calcext:value-type="float">
            <text:p>1,369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41.705" calcext:value-type="float">
            <text:p>441,705</text:p>
          </table:table-cell>
          <table:table-cell/>
          <table:table-cell office:value-type="float" office:value="53683" calcext:value-type="float">
            <text:p>53683</text:p>
          </table:table-cell>
          <table:table-cell office:value-type="float" office:value="53553.904" calcext:value-type="float">
            <text:p>53553,90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48" calcext:value-type="float">
            <text:p>1,248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80.934" calcext:value-type="float">
            <text:p>380,934</text:p>
          </table:table-cell>
          <table:table-cell/>
          <table:table-cell office:value-type="float" office:value="52820" calcext:value-type="float">
            <text:p>52820</text:p>
          </table:table-cell>
          <table:table-cell office:value-type="float" office:value="52762.48" calcext:value-type="float">
            <text:p>52762,48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566" calcext:value-type="float">
            <text:p>1,566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03.756" calcext:value-type="float">
            <text:p>403,756</text:p>
          </table:table-cell>
          <table:table-cell/>
          <table:table-cell office:value-type="float" office:value="53081" calcext:value-type="float">
            <text:p>53081</text:p>
          </table:table-cell>
          <table:table-cell office:value-type="float" office:value="52990.487" calcext:value-type="float">
            <text:p>52990,48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84" calcext:value-type="float">
            <text:p>1,184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71.674" calcext:value-type="float">
            <text:p>371,674</text:p>
          </table:table-cell>
          <table:table-cell/>
          <table:table-cell office:value-type="float" office:value="61712" calcext:value-type="float">
            <text:p>61712</text:p>
          </table:table-cell>
          <table:table-cell office:value-type="float" office:value="61649.139" calcext:value-type="float">
            <text:p>61649,13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45" calcext:value-type="float">
            <text:p>1,94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36.497" calcext:value-type="float">
            <text:p>436,49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008" calcext:value-type="float">
            <text:p>1,008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43.539" calcext:value-type="float">
            <text:p>443,539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21" calcext:value-type="float">
            <text:p>1,521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76.369" calcext:value-type="float">
            <text:p>376,369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87" calcext:value-type="float">
            <text:p>1,58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17.844" calcext:value-type="float">
            <text:p>417,84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28" calcext:value-type="float">
            <text:p>1,428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31.243" calcext:value-type="float">
            <text:p>431,24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80.829" calcext:value-type="float">
            <text:p>380,829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07" calcext:value-type="float">
            <text:p>1,70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67.863" calcext:value-type="float">
            <text:p>367,863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18" calcext:value-type="float">
            <text:p>1,218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19.113" calcext:value-type="float">
            <text:p>419,11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91" calcext:value-type="float">
            <text:p>1,19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40.422" calcext:value-type="float">
            <text:p>440,42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74" calcext:value-type="float">
            <text:p>1,174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39.847" calcext:value-type="float">
            <text:p>439,847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47.624" calcext:value-type="float">
            <text:p>447,624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822" calcext:value-type="float">
            <text:p>1,822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71.416" calcext:value-type="float">
            <text:p>371,416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62" calcext:value-type="float">
            <text:p>1,26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32.017" calcext:value-type="float">
            <text:p>432,017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58" calcext:value-type="float">
            <text:p>1,158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45.897" calcext:value-type="float">
            <text:p>445,89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46.314" calcext:value-type="float">
            <text:p>446,314</text:p>
          </table:table-cell>
          <table:table-cell table:number-columns-repeated="9"/>
        </table:table-row>
      </table:table>
      <table:table table:name="PY-1024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489" calcext:value-type="float">
            <text:p>2,489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216.237" calcext:value-type="float">
            <text:p>216,237</text:p>
          </table:table-cell>
          <table:table-cell/>
          <table:table-cell office:value-type="float" office:value="31417" calcext:value-type="float">
            <text:p>31417</text:p>
          </table:table-cell>
          <table:table-cell office:value-type="float" office:value="31312.136" calcext:value-type="float">
            <text:p>31312,136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26" calcext:value-type="float">
            <text:p>1,52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0.277" calcext:value-type="float">
            <text:p>190,277</text:p>
          </table:table-cell>
          <table:table-cell/>
          <table:table-cell office:value-type="float" office:value="24522" calcext:value-type="float">
            <text:p>24522</text:p>
          </table:table-cell>
          <table:table-cell office:value-type="float" office:value="22027.932" calcext:value-type="float">
            <text:p>22027,93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PY-1024MB'.B5:.B55])" office:value-type="float" office:value="1.86125490196078" calcext:value-type="float">
            <text:p>1,861254902</text:p>
          </table:table-cell>
          <table:table-cell table:formula="of:=STDEV(['PY-1024MB'.B5:.B55])" office:value-type="float" office:value="0.351677172596531" calcext:value-type="float">
            <text:p>0,35167717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21" calcext:value-type="float">
            <text:p>2,021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18.292" calcext:value-type="float">
            <text:p>218,292</text:p>
          </table:table-cell>
          <table:table-cell/>
          <table:table-cell office:value-type="float" office:value="29331" calcext:value-type="float">
            <text:p>29331</text:p>
          </table:table-cell>
          <table:table-cell office:value-type="float" office:value="29262.926" calcext:value-type="float">
            <text:p>29262,92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PY-1024MB'.E5:.E55])" office:value-type="float" office:value="238.177431372549" calcext:value-type="float">
            <text:p>238,1774313725</text:p>
          </table:table-cell>
          <table:table-cell table:formula="of:=STDEV(['PY-1024MB'.E5:.E55])" office:value-type="float" office:value="34.8644196505577" calcext:value-type="float">
            <text:p>34,86441965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636" calcext:value-type="float">
            <text:p>1,636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237.177" calcext:value-type="float">
            <text:p>237,177</text:p>
          </table:table-cell>
          <table:table-cell/>
          <table:table-cell office:value-type="float" office:value="29582" calcext:value-type="float">
            <text:p>29582</text:p>
          </table:table-cell>
          <table:table-cell office:value-type="float" office:value="29512.898" calcext:value-type="float">
            <text:p>29512,89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-1024MB'.H5:.H55])" office:value-type="float" office:value="30523.4786666667" calcext:value-type="float">
            <text:p>30523,4786666667</text:p>
          </table:table-cell>
          <table:table-cell table:formula="of:=STDEV(['PY-1024MB'.H5:.H55])" office:value-type="float" office:value="2344.77621883606" calcext:value-type="float">
            <text:p>2344,77621883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838" calcext:value-type="float">
            <text:p>1,838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279.053" calcext:value-type="float">
            <text:p>279,053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30568.739" calcext:value-type="float">
            <text:p>30568,73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616" calcext:value-type="float">
            <text:p>1,61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51.596" calcext:value-type="float">
            <text:p>351,596</text:p>
          </table:table-cell>
          <table:table-cell/>
          <table:table-cell office:value-type="float" office:value="31536" calcext:value-type="float">
            <text:p>31536</text:p>
          </table:table-cell>
          <table:table-cell office:value-type="float" office:value="31466.798" calcext:value-type="float">
            <text:p>31466,79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93" calcext:value-type="float">
            <text:p>1,593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59.269" calcext:value-type="float">
            <text:p>259,269</text:p>
          </table:table-cell>
          <table:table-cell/>
          <table:table-cell office:value-type="float" office:value="31107" calcext:value-type="float">
            <text:p>31107</text:p>
          </table:table-cell>
          <table:table-cell office:value-type="float" office:value="31038.858" calcext:value-type="float">
            <text:p>31038,85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79" calcext:value-type="float">
            <text:p>1,7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2.953" calcext:value-type="float">
            <text:p>192,953</text:p>
          </table:table-cell>
          <table:table-cell/>
          <table:table-cell office:value-type="float" office:value="32408" calcext:value-type="float">
            <text:p>32408</text:p>
          </table:table-cell>
          <table:table-cell office:value-type="float" office:value="32105.376" calcext:value-type="float">
            <text:p>32105,37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409" calcext:value-type="float">
            <text:p>2,409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03.311" calcext:value-type="float">
            <text:p>203,311</text:p>
          </table:table-cell>
          <table:table-cell/>
          <table:table-cell office:value-type="float" office:value="35575" calcext:value-type="float">
            <text:p>35575</text:p>
          </table:table-cell>
          <table:table-cell office:value-type="float" office:value="34607.387" calcext:value-type="float">
            <text:p>34607,38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51" calcext:value-type="float">
            <text:p>1,25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31089" calcext:value-type="float">
            <text:p>31089</text:p>
          </table:table-cell>
          <table:table-cell office:value-type="float" office:value="31007.755" calcext:value-type="float">
            <text:p>31007,7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672" calcext:value-type="float">
            <text:p>1,672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77.024" calcext:value-type="float">
            <text:p>277,024</text:p>
          </table:table-cell>
          <table:table-cell/>
          <table:table-cell office:value-type="float" office:value="28550" calcext:value-type="float">
            <text:p>28550</text:p>
          </table:table-cell>
          <table:table-cell office:value-type="float" office:value="28421.458" calcext:value-type="float">
            <text:p>28421,458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03" calcext:value-type="float">
            <text:p>1,60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94.714" calcext:value-type="float">
            <text:p>194,714</text:p>
          </table:table-cell>
          <table:table-cell/>
          <table:table-cell office:value-type="float" office:value="27063" calcext:value-type="float">
            <text:p>27063</text:p>
          </table:table-cell>
          <table:table-cell office:value-type="float" office:value="26988.953" calcext:value-type="float">
            <text:p>26988,9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818" calcext:value-type="float">
            <text:p>1,818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87.789" calcext:value-type="float">
            <text:p>187,789</text:p>
          </table:table-cell>
          <table:table-cell/>
          <table:table-cell office:value-type="float" office:value="28039" calcext:value-type="float">
            <text:p>28039</text:p>
          </table:table-cell>
          <table:table-cell office:value-type="float" office:value="27977.368" calcext:value-type="float">
            <text:p>27977,36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219.825" calcext:value-type="float">
            <text:p>219,825</text:p>
          </table:table-cell>
          <table:table-cell/>
          <table:table-cell office:value-type="float" office:value="28459" calcext:value-type="float">
            <text:p>28459</text:p>
          </table:table-cell>
          <table:table-cell office:value-type="float" office:value="28392.436" calcext:value-type="float">
            <text:p>28392,436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96" calcext:value-type="float">
            <text:p>1,9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93.119" calcext:value-type="float">
            <text:p>193,119</text:p>
          </table:table-cell>
          <table:table-cell/>
          <table:table-cell office:value-type="float" office:value="28592" calcext:value-type="float">
            <text:p>28592</text:p>
          </table:table-cell>
          <table:table-cell office:value-type="float" office:value="28526.432" calcext:value-type="float">
            <text:p>28526,43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44" calcext:value-type="float">
            <text:p>2,14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02.743" calcext:value-type="float">
            <text:p>202,743</text:p>
          </table:table-cell>
          <table:table-cell/>
          <table:table-cell office:value-type="float" office:value="31884" calcext:value-type="float">
            <text:p>31884</text:p>
          </table:table-cell>
          <table:table-cell office:value-type="float" office:value="31810.428" calcext:value-type="float">
            <text:p>31810,42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089" calcext:value-type="float">
            <text:p>2,089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66.224" calcext:value-type="float">
            <text:p>266,224</text:p>
          </table:table-cell>
          <table:table-cell/>
          <table:table-cell office:value-type="float" office:value="32001" calcext:value-type="float">
            <text:p>32001</text:p>
          </table:table-cell>
          <table:table-cell office:value-type="float" office:value="31932.422" calcext:value-type="float">
            <text:p>31932,42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22" calcext:value-type="float">
            <text:p>1,72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60.401" calcext:value-type="float">
            <text:p>260,401</text:p>
          </table:table-cell>
          <table:table-cell/>
          <table:table-cell office:value-type="float" office:value="30817" calcext:value-type="float">
            <text:p>30817</text:p>
          </table:table-cell>
          <table:table-cell office:value-type="float" office:value="30709.304" calcext:value-type="float">
            <text:p>30709,304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065" calcext:value-type="float">
            <text:p>2,06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57.778" calcext:value-type="float">
            <text:p>257,778</text:p>
          </table:table-cell>
          <table:table-cell/>
          <table:table-cell office:value-type="float" office:value="29886" calcext:value-type="float">
            <text:p>29886</text:p>
          </table:table-cell>
          <table:table-cell office:value-type="float" office:value="29820.872" calcext:value-type="float">
            <text:p>29820,872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96" calcext:value-type="float">
            <text:p>1,79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38.886" calcext:value-type="float">
            <text:p>238,886</text:p>
          </table:table-cell>
          <table:table-cell/>
          <table:table-cell office:value-type="float" office:value="32030" calcext:value-type="float">
            <text:p>32030</text:p>
          </table:table-cell>
          <table:table-cell office:value-type="float" office:value="31958.641" calcext:value-type="float">
            <text:p>31958,64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834" calcext:value-type="float">
            <text:p>2,834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55.106" calcext:value-type="float">
            <text:p>255,106</text:p>
          </table:table-cell>
          <table:table-cell/>
          <table:table-cell office:value-type="float" office:value="31408" calcext:value-type="float">
            <text:p>31408</text:p>
          </table:table-cell>
          <table:table-cell office:value-type="float" office:value="31340.341" calcext:value-type="float">
            <text:p>31340,34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786" calcext:value-type="float">
            <text:p>1,78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70.124" calcext:value-type="float">
            <text:p>270,124</text:p>
          </table:table-cell>
          <table:table-cell/>
          <table:table-cell office:value-type="float" office:value="31378" calcext:value-type="float">
            <text:p>31378</text:p>
          </table:table-cell>
          <table:table-cell office:value-type="float" office:value="31303.738" calcext:value-type="float">
            <text:p>31303,738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52.681" calcext:value-type="float">
            <text:p>252,681</text:p>
          </table:table-cell>
          <table:table-cell/>
          <table:table-cell office:value-type="float" office:value="32464" calcext:value-type="float">
            <text:p>32464</text:p>
          </table:table-cell>
          <table:table-cell office:value-type="float" office:value="32381.814" calcext:value-type="float">
            <text:p>32381,81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762" calcext:value-type="float">
            <text:p>1,76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278.159" calcext:value-type="float">
            <text:p>278,159</text:p>
          </table:table-cell>
          <table:table-cell/>
          <table:table-cell office:value-type="float" office:value="31516" calcext:value-type="float">
            <text:p>31516</text:p>
          </table:table-cell>
          <table:table-cell office:value-type="float" office:value="31447.339" calcext:value-type="float">
            <text:p>31447,339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817" calcext:value-type="float">
            <text:p>1,81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56.758" calcext:value-type="float">
            <text:p>256,758</text:p>
          </table:table-cell>
          <table:table-cell/>
          <table:table-cell office:value-type="float" office:value="32389" calcext:value-type="float">
            <text:p>32389</text:p>
          </table:table-cell>
          <table:table-cell office:value-type="float" office:value="32323.072" calcext:value-type="float">
            <text:p>32323,07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615" calcext:value-type="float">
            <text:p>2,61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60.058" calcext:value-type="float">
            <text:p>260,058</text:p>
          </table:table-cell>
          <table:table-cell/>
          <table:table-cell office:value-type="float" office:value="30798" calcext:value-type="float">
            <text:p>30798</text:p>
          </table:table-cell>
          <table:table-cell office:value-type="float" office:value="30732.051" calcext:value-type="float">
            <text:p>30732,05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77" calcext:value-type="float">
            <text:p>1,77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273.023" calcext:value-type="float">
            <text:p>273,023</text:p>
          </table:table-cell>
          <table:table-cell/>
          <table:table-cell office:value-type="float" office:value="31589" calcext:value-type="float">
            <text:p>31589</text:p>
          </table:table-cell>
          <table:table-cell office:value-type="float" office:value="31510.988" calcext:value-type="float">
            <text:p>31510,98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793" calcext:value-type="float">
            <text:p>1,793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68.149" calcext:value-type="float">
            <text:p>268,149</text:p>
          </table:table-cell>
          <table:table-cell/>
          <table:table-cell office:value-type="float" office:value="32252" calcext:value-type="float">
            <text:p>32252</text:p>
          </table:table-cell>
          <table:table-cell office:value-type="float" office:value="32181.533" calcext:value-type="float">
            <text:p>32181,53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59.653" calcext:value-type="float">
            <text:p>259,653</text:p>
          </table:table-cell>
          <table:table-cell/>
          <table:table-cell office:value-type="float" office:value="27696" calcext:value-type="float">
            <text:p>27696</text:p>
          </table:table-cell>
          <table:table-cell office:value-type="float" office:value="27619.438" calcext:value-type="float">
            <text:p>27619,43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11" calcext:value-type="float">
            <text:p>1,91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63.689" calcext:value-type="float">
            <text:p>263,689</text:p>
          </table:table-cell>
          <table:table-cell/>
          <table:table-cell office:value-type="float" office:value="27655" calcext:value-type="float">
            <text:p>27655</text:p>
          </table:table-cell>
          <table:table-cell office:value-type="float" office:value="27586.362" calcext:value-type="float">
            <text:p>27586,36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54" calcext:value-type="float">
            <text:p>1,554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84.237" calcext:value-type="float">
            <text:p>284,237</text:p>
          </table:table-cell>
          <table:table-cell/>
          <table:table-cell office:value-type="float" office:value="36025" calcext:value-type="float">
            <text:p>36025</text:p>
          </table:table-cell>
          <table:table-cell office:value-type="float" office:value="35877.947" calcext:value-type="float">
            <text:p>35877,94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97" calcext:value-type="float">
            <text:p>1,297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83.775" calcext:value-type="float">
            <text:p>283,775</text:p>
          </table:table-cell>
          <table:table-cell/>
          <table:table-cell office:value-type="float" office:value="33480" calcext:value-type="float">
            <text:p>33480</text:p>
          </table:table-cell>
          <table:table-cell office:value-type="float" office:value="33405.582" calcext:value-type="float">
            <text:p>33405,58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012" calcext:value-type="float">
            <text:p>2,012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69.127" calcext:value-type="float">
            <text:p>269,127</text:p>
          </table:table-cell>
          <table:table-cell/>
          <table:table-cell office:value-type="float" office:value="27838" calcext:value-type="float">
            <text:p>27838</text:p>
          </table:table-cell>
          <table:table-cell office:value-type="float" office:value="27770.668" calcext:value-type="float">
            <text:p>27770,66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99" calcext:value-type="float">
            <text:p>1,49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71.95" calcext:value-type="float">
            <text:p>271,95</text:p>
          </table:table-cell>
          <table:table-cell/>
          <table:table-cell office:value-type="float" office:value="34792" calcext:value-type="float">
            <text:p>34792</text:p>
          </table:table-cell>
          <table:table-cell office:value-type="float" office:value="34712.069" calcext:value-type="float">
            <text:p>34712,06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63.755" calcext:value-type="float">
            <text:p>263,755</text:p>
          </table:table-cell>
          <table:table-cell/>
          <table:table-cell office:value-type="float" office:value="30305" calcext:value-type="float">
            <text:p>30305</text:p>
          </table:table-cell>
          <table:table-cell office:value-type="float" office:value="30239.091" calcext:value-type="float">
            <text:p>30239,09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57" calcext:value-type="float">
            <text:p>1,75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28.882" calcext:value-type="float">
            <text:p>228,882</text:p>
          </table:table-cell>
          <table:table-cell/>
          <table:table-cell office:value-type="float" office:value="32116" calcext:value-type="float">
            <text:p>32116</text:p>
          </table:table-cell>
          <table:table-cell office:value-type="float" office:value="32051.881" calcext:value-type="float">
            <text:p>32051,88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839" calcext:value-type="float">
            <text:p>1,83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6.792" calcext:value-type="float">
            <text:p>206,792</text:p>
          </table:table-cell>
          <table:table-cell/>
          <table:table-cell office:value-type="float" office:value="33663" calcext:value-type="float">
            <text:p>33663</text:p>
          </table:table-cell>
          <table:table-cell office:value-type="float" office:value="33569.292" calcext:value-type="float">
            <text:p>33569,29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539" calcext:value-type="float">
            <text:p>2,539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17.559" calcext:value-type="float">
            <text:p>217,559</text:p>
          </table:table-cell>
          <table:table-cell/>
          <table:table-cell office:value-type="float" office:value="32021" calcext:value-type="float">
            <text:p>32021</text:p>
          </table:table-cell>
          <table:table-cell office:value-type="float" office:value="31949.521" calcext:value-type="float">
            <text:p>31949,52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303" calcext:value-type="float">
            <text:p>2,30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68.778" calcext:value-type="float">
            <text:p>268,778</text:p>
          </table:table-cell>
          <table:table-cell/>
          <table:table-cell office:value-type="float" office:value="30558" calcext:value-type="float">
            <text:p>30558</text:p>
          </table:table-cell>
          <table:table-cell office:value-type="float" office:value="30486.658" calcext:value-type="float">
            <text:p>30486,6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551" calcext:value-type="float">
            <text:p>2,55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46.333" calcext:value-type="float">
            <text:p>246,333</text:p>
          </table:table-cell>
          <table:table-cell/>
          <table:table-cell office:value-type="float" office:value="30443" calcext:value-type="float">
            <text:p>30443</text:p>
          </table:table-cell>
          <table:table-cell office:value-type="float" office:value="30371.405" calcext:value-type="float">
            <text:p>30371,4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632" calcext:value-type="float">
            <text:p>1,63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11.995" calcext:value-type="float">
            <text:p>211,995</text:p>
          </table:table-cell>
          <table:table-cell/>
          <table:table-cell office:value-type="float" office:value="31620" calcext:value-type="float">
            <text:p>31620</text:p>
          </table:table-cell>
          <table:table-cell office:value-type="float" office:value="30414.704" calcext:value-type="float">
            <text:p>30414,70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701" calcext:value-type="float">
            <text:p>1,70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18.762" calcext:value-type="float">
            <text:p>218,762</text:p>
          </table:table-cell>
          <table:table-cell/>
          <table:table-cell office:value-type="float" office:value="30439" calcext:value-type="float">
            <text:p>30439</text:p>
          </table:table-cell>
          <table:table-cell office:value-type="float" office:value="30373.898" calcext:value-type="float">
            <text:p>30373,89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28.838" calcext:value-type="float">
            <text:p>228,838</text:p>
          </table:table-cell>
          <table:table-cell/>
          <table:table-cell office:value-type="float" office:value="30563" calcext:value-type="float">
            <text:p>30563</text:p>
          </table:table-cell>
          <table:table-cell office:value-type="float" office:value="30499.158" calcext:value-type="float">
            <text:p>30499,15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003" calcext:value-type="float">
            <text:p>2,00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99.475" calcext:value-type="float">
            <text:p>199,475</text:p>
          </table:table-cell>
          <table:table-cell/>
          <table:table-cell office:value-type="float" office:value="31236" calcext:value-type="float">
            <text:p>31236</text:p>
          </table:table-cell>
          <table:table-cell office:value-type="float" office:value="31165.65" calcext:value-type="float">
            <text:p>31165,6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411" calcext:value-type="float">
            <text:p>2,41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91.698" calcext:value-type="float">
            <text:p>191,698</text:p>
          </table:table-cell>
          <table:table-cell/>
          <table:table-cell office:value-type="float" office:value="30823" calcext:value-type="float">
            <text:p>30823</text:p>
          </table:table-cell>
          <table:table-cell office:value-type="float" office:value="30743.379" calcext:value-type="float">
            <text:p>30743,37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94" calcext:value-type="float">
            <text:p>1,594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92.693" calcext:value-type="float">
            <text:p>192,693</text:p>
          </table:table-cell>
          <table:table-cell/>
          <table:table-cell office:value-type="float" office:value="31107" calcext:value-type="float">
            <text:p>31107</text:p>
          </table:table-cell>
          <table:table-cell office:value-type="float" office:value="31034.169" calcext:value-type="float">
            <text:p>31034,16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674" calcext:value-type="float">
            <text:p>1,67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6.161" calcext:value-type="float">
            <text:p>206,161</text:p>
          </table:table-cell>
          <table:table-cell/>
          <table:table-cell office:value-type="float" office:value="30891" calcext:value-type="float">
            <text:p>30891</text:p>
          </table:table-cell>
          <table:table-cell office:value-type="float" office:value="30821.048" calcext:value-type="float">
            <text:p>30821,04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21.843" calcext:value-type="float">
            <text:p>221,843</text:p>
          </table:table-cell>
          <table:table-cell/>
          <table:table-cell office:value-type="float" office:value="30102" calcext:value-type="float">
            <text:p>30102</text:p>
          </table:table-cell>
          <table:table-cell office:value-type="float" office:value="30027.468" calcext:value-type="float">
            <text:p>30027,468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32.847" calcext:value-type="float">
            <text:p>232,847</text:p>
          </table:table-cell>
          <table:table-cell/>
          <table:table-cell office:value-type="float" office:value="28766" calcext:value-type="float">
            <text:p>28766</text:p>
          </table:table-cell>
          <table:table-cell office:value-type="float" office:value="28695.825" calcext:value-type="float">
            <text:p>28695,82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616" calcext:value-type="float">
            <text:p>1,616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96.656" calcext:value-type="float">
            <text:p>196,656</text:p>
          </table:table-cell>
          <table:table-cell/>
          <table:table-cell office:value-type="float" office:value="29625" calcext:value-type="float">
            <text:p>29625</text:p>
          </table:table-cell>
          <table:table-cell office:value-type="float" office:value="29556.866" calcext:value-type="float">
            <text:p>29556,86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815" calcext:value-type="float">
            <text:p>1,81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15.825" calcext:value-type="float">
            <text:p>215,825</text:p>
          </table:table-cell>
          <table:table-cell/>
          <table:table-cell office:value-type="float" office:value="25121" calcext:value-type="float">
            <text:p>25121</text:p>
          </table:table-cell>
          <table:table-cell office:value-type="float" office:value="25055.338" calcext:value-type="float">
            <text:p>25055,338</text:p>
          </table:table-cell>
          <table:table-cell table:number-columns-repeated="6"/>
        </table:table-row>
      </table:table>
      <table:table table:name="PY-2048MB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89" calcext:value-type="float">
            <text:p>1,889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02.315" calcext:value-type="float">
            <text:p>202,315</text:p>
          </table:table-cell>
          <table:table-cell/>
          <table:table-cell office:value-type="float" office:value="21749" calcext:value-type="float">
            <text:p>21749</text:p>
          </table:table-cell>
          <table:table-cell office:value-type="float" office:value="21645.107" calcext:value-type="float">
            <text:p>21645,107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09.59" calcext:value-type="float">
            <text:p>209,59</text:p>
          </table:table-cell>
          <table:table-cell/>
          <table:table-cell office:value-type="float" office:value="21316" calcext:value-type="float">
            <text:p>21316</text:p>
          </table:table-cell>
          <table:table-cell office:value-type="float" office:value="21247.687" calcext:value-type="float">
            <text:p>21247,68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VERAGE(['PY-2048MB'.B6:.B54])" office:value-type="float" office:value="1.54044897959184" calcext:value-type="float">
            <text:p>1,5404489796</text:p>
          </table:table-cell>
          <table:table-cell table:formula="of:=STDEV(['PY-2048MB'.B6:.B54])" office:value-type="float" office:value="0.276974582259252" calcext:value-type="float">
            <text:p>0,27697458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4.418" calcext:value-type="float">
            <text:p>184,418</text:p>
          </table:table-cell>
          <table:table-cell/>
          <table:table-cell office:value-type="float" office:value="24805" calcext:value-type="float">
            <text:p>24805</text:p>
          </table:table-cell>
          <table:table-cell office:value-type="float" office:value="22074.929" calcext:value-type="float">
            <text:p>22074,92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AVERAGE(['PY-2048MB'.E6:.E54])" office:value-type="float" office:value="179.866204081633" calcext:value-type="float">
            <text:p>179,8662040816</text:p>
          </table:table-cell>
          <table:table-cell table:formula="of:=STDEV(['PY-2048MB'.E6:.E54])" office:value-type="float" office:value="14.3883603492829" calcext:value-type="float">
            <text:p>14,38836034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32" calcext:value-type="float">
            <text:p>1,33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79.829" calcext:value-type="float">
            <text:p>179,829</text:p>
          </table:table-cell>
          <table:table-cell/>
          <table:table-cell office:value-type="float" office:value="20985" calcext:value-type="float">
            <text:p>20985</text:p>
          </table:table-cell>
          <table:table-cell office:value-type="float" office:value="20918.97" calcext:value-type="float">
            <text:p>20918,9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AVERAGE(['PY-2048MB'.H5:.H14])" office:value-type="float" office:value="22333.8785" calcext:value-type="float">
            <text:p>22333,8785</text:p>
          </table:table-cell>
          <table:table-cell table:formula="of:=STDEV(['PY-2048MB'.H5:.H14])" office:value-type="float" office:value="2375.49117093063" calcext:value-type="float">
            <text:p>2375,49117093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732" calcext:value-type="float">
            <text:p>1,73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8.099" calcext:value-type="float">
            <text:p>168,099</text:p>
          </table:table-cell>
          <table:table-cell/>
          <table:table-cell office:value-type="float" office:value="20144" calcext:value-type="float">
            <text:p>20144</text:p>
          </table:table-cell>
          <table:table-cell office:value-type="float" office:value="20078.556" calcext:value-type="float">
            <text:p>20078,55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743" calcext:value-type="float">
            <text:p>1,743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79.458" calcext:value-type="float">
            <text:p>179,458</text:p>
          </table:table-cell>
          <table:table-cell/>
          <table:table-cell office:value-type="float" office:value="20040" calcext:value-type="float">
            <text:p>20040</text:p>
          </table:table-cell>
          <table:table-cell office:value-type="float" office:value="19938.532" calcext:value-type="float">
            <text:p>19938,53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27" calcext:value-type="float">
            <text:p>1,42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1.856" calcext:value-type="float">
            <text:p>171,856</text:p>
          </table:table-cell>
          <table:table-cell/>
          <table:table-cell office:value-type="float" office:value="22185" calcext:value-type="float">
            <text:p>22185</text:p>
          </table:table-cell>
          <table:table-cell office:value-type="float" office:value="22114.825" calcext:value-type="float">
            <text:p>22114,82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706" calcext:value-type="float">
            <text:p>1,70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78.253" calcext:value-type="float">
            <text:p>178,253</text:p>
          </table:table-cell>
          <table:table-cell/>
          <table:table-cell office:value-type="float" office:value="22378" calcext:value-type="float">
            <text:p>22378</text:p>
          </table:table-cell>
          <table:table-cell office:value-type="float" office:value="22313.745" calcext:value-type="float">
            <text:p>22313,74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51" calcext:value-type="float">
            <text:p>1,65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7.914" calcext:value-type="float">
            <text:p>177,914</text:p>
          </table:table-cell>
          <table:table-cell/>
          <table:table-cell office:value-type="float" office:value="25728" calcext:value-type="float">
            <text:p>25728</text:p>
          </table:table-cell>
          <table:table-cell office:value-type="float" office:value="25659.397" calcext:value-type="float">
            <text:p>25659,39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56" calcext:value-type="float">
            <text:p>1,55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58.195" calcext:value-type="float">
            <text:p>158,195</text:p>
          </table:table-cell>
          <table:table-cell/>
          <table:table-cell office:value-type="float" office:value="27441" calcext:value-type="float">
            <text:p>27441</text:p>
          </table:table-cell>
          <table:table-cell office:value-type="float" office:value="27347.037" calcext:value-type="float">
            <text:p>27347,03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68" calcext:value-type="float">
            <text:p>1,66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76.223" calcext:value-type="float">
            <text:p>176,22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23880.925" calcext:value-type="float">
            <text:p>23880,92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46" calcext:value-type="float">
            <text:p>1,546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73.141" calcext:value-type="float">
            <text:p>173,141</text:p>
          </table:table-cell>
          <table:table-cell/>
          <table:table-cell office:value-type="float" office:value="22806" calcext:value-type="float">
            <text:p>22806</text:p>
          </table:table-cell>
          <table:table-cell office:value-type="float" office:value="22740.516" calcext:value-type="float">
            <text:p>22740,51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13" calcext:value-type="float">
            <text:p>2,21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1.326" calcext:value-type="float">
            <text:p>171,326</text:p>
          </table:table-cell>
          <table:table-cell/>
          <table:table-cell office:value-type="float" office:value="22591" calcext:value-type="float">
            <text:p>22591</text:p>
          </table:table-cell>
          <table:table-cell office:value-type="float" office:value="22525.828" calcext:value-type="float">
            <text:p>22525,8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07" calcext:value-type="float">
            <text:p>1,40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2.459" calcext:value-type="float">
            <text:p>162,459</text:p>
          </table:table-cell>
          <table:table-cell/>
          <table:table-cell office:value-type="float" office:value="22505" calcext:value-type="float">
            <text:p>22505</text:p>
          </table:table-cell>
          <table:table-cell office:value-type="float" office:value="22435.738" calcext:value-type="float">
            <text:p>22435,73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93" calcext:value-type="float">
            <text:p>1,393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64.923" calcext:value-type="float">
            <text:p>164,923</text:p>
          </table:table-cell>
          <table:table-cell/>
          <table:table-cell office:value-type="float" office:value="21287" calcext:value-type="float">
            <text:p>21287</text:p>
          </table:table-cell>
          <table:table-cell office:value-type="float" office:value="21220.894" calcext:value-type="float">
            <text:p>21220,89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771" calcext:value-type="float">
            <text:p>1,771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81.877" calcext:value-type="float">
            <text:p>181,877</text:p>
          </table:table-cell>
          <table:table-cell/>
          <table:table-cell office:value-type="float" office:value="21936" calcext:value-type="float">
            <text:p>21936</text:p>
          </table:table-cell>
          <table:table-cell office:value-type="float" office:value="21873.568" calcext:value-type="float">
            <text:p>21873,56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672" calcext:value-type="float">
            <text:p>1,672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86.197" calcext:value-type="float">
            <text:p>186,197</text:p>
          </table:table-cell>
          <table:table-cell/>
          <table:table-cell office:value-type="float" office:value="20197" calcext:value-type="float">
            <text:p>20197</text:p>
          </table:table-cell>
          <table:table-cell office:value-type="float" office:value="20133.668" calcext:value-type="float">
            <text:p>20133,66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762" calcext:value-type="float">
            <text:p>1,7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6.408" calcext:value-type="float">
            <text:p>156,408</text:p>
          </table:table-cell>
          <table:table-cell/>
          <table:table-cell office:value-type="float" office:value="20183" calcext:value-type="float">
            <text:p>20183</text:p>
          </table:table-cell>
          <table:table-cell office:value-type="float" office:value="20119.184" calcext:value-type="float">
            <text:p>20119,18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71" calcext:value-type="float">
            <text:p>1,67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5.602" calcext:value-type="float">
            <text:p>185,602</text:p>
          </table:table-cell>
          <table:table-cell/>
          <table:table-cell office:value-type="float" office:value="20631" calcext:value-type="float">
            <text:p>20631</text:p>
          </table:table-cell>
          <table:table-cell office:value-type="float" office:value="20568.533" calcext:value-type="float">
            <text:p>20568,53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411" calcext:value-type="float">
            <text:p>2,41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1.842" calcext:value-type="float">
            <text:p>161,842</text:p>
          </table:table-cell>
          <table:table-cell/>
          <table:table-cell office:value-type="float" office:value="21038" calcext:value-type="float">
            <text:p>21038</text:p>
          </table:table-cell>
          <table:table-cell office:value-type="float" office:value="20972.946" calcext:value-type="float">
            <text:p>20972,94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648" calcext:value-type="float">
            <text:p>1,64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5.67" calcext:value-type="float">
            <text:p>165,67</text:p>
          </table:table-cell>
          <table:table-cell/>
          <table:table-cell office:value-type="float" office:value="23063" calcext:value-type="float">
            <text:p>23063</text:p>
          </table:table-cell>
          <table:table-cell office:value-type="float" office:value="22996.002" calcext:value-type="float">
            <text:p>22996,00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611" calcext:value-type="float">
            <text:p>1,61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7.106" calcext:value-type="float">
            <text:p>187,106</text:p>
          </table:table-cell>
          <table:table-cell/>
          <table:table-cell office:value-type="float" office:value="20285" calcext:value-type="float">
            <text:p>20285</text:p>
          </table:table-cell>
          <table:table-cell office:value-type="float" office:value="20220.153" calcext:value-type="float">
            <text:p>20220,15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58" calcext:value-type="float">
            <text:p>1,25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9.753" calcext:value-type="float">
            <text:p>169,753</text:p>
          </table:table-cell>
          <table:table-cell/>
          <table:table-cell office:value-type="float" office:value="20627" calcext:value-type="float">
            <text:p>20627</text:p>
          </table:table-cell>
          <table:table-cell office:value-type="float" office:value="20552.655" calcext:value-type="float">
            <text:p>20552,65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59" calcext:value-type="float">
            <text:p>1,55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79.691" calcext:value-type="float">
            <text:p>179,691</text:p>
          </table:table-cell>
          <table:table-cell/>
          <table:table-cell office:value-type="float" office:value="20402" calcext:value-type="float">
            <text:p>20402</text:p>
          </table:table-cell>
          <table:table-cell office:value-type="float" office:value="20342.272" calcext:value-type="float">
            <text:p>20342,27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98.546" calcext:value-type="float">
            <text:p>198,546</text:p>
          </table:table-cell>
          <table:table-cell/>
          <table:table-cell office:value-type="float" office:value="19516" calcext:value-type="float">
            <text:p>19516</text:p>
          </table:table-cell>
          <table:table-cell office:value-type="float" office:value="19454.327" calcext:value-type="float">
            <text:p>19454,32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678" calcext:value-type="float">
            <text:p>1,67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5.952" calcext:value-type="float">
            <text:p>195,952</text:p>
          </table:table-cell>
          <table:table-cell/>
          <table:table-cell office:value-type="float" office:value="19760" calcext:value-type="float">
            <text:p>19760</text:p>
          </table:table-cell>
          <table:table-cell office:value-type="float" office:value="19694.72" calcext:value-type="float">
            <text:p>19694,7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678" calcext:value-type="float">
            <text:p>1,67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79.022" calcext:value-type="float">
            <text:p>179,022</text:p>
          </table:table-cell>
          <table:table-cell/>
          <table:table-cell office:value-type="float" office:value="19718" calcext:value-type="float">
            <text:p>19718</text:p>
          </table:table-cell>
          <table:table-cell office:value-type="float" office:value="19646.474" calcext:value-type="float">
            <text:p>19646,47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3.451" calcext:value-type="float">
            <text:p>183,451</text:p>
          </table:table-cell>
          <table:table-cell/>
          <table:table-cell office:value-type="float" office:value="19625" calcext:value-type="float">
            <text:p>19625</text:p>
          </table:table-cell>
          <table:table-cell office:value-type="float" office:value="19557.32" calcext:value-type="float">
            <text:p>19557,3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66.951" calcext:value-type="float">
            <text:p>166,951</text:p>
          </table:table-cell>
          <table:table-cell/>
          <table:table-cell office:value-type="float" office:value="19805" calcext:value-type="float">
            <text:p>19805</text:p>
          </table:table-cell>
          <table:table-cell office:value-type="float" office:value="19729.548" calcext:value-type="float">
            <text:p>19729,54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12.497" calcext:value-type="float">
            <text:p>212,497</text:p>
          </table:table-cell>
          <table:table-cell/>
          <table:table-cell office:value-type="float" office:value="19588" calcext:value-type="float">
            <text:p>19588</text:p>
          </table:table-cell>
          <table:table-cell office:value-type="float" office:value="19524.598" calcext:value-type="float">
            <text:p>19524,59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79" calcext:value-type="float">
            <text:p>1,2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8.253" calcext:value-type="float">
            <text:p>168,253</text:p>
          </table:table-cell>
          <table:table-cell/>
          <table:table-cell office:value-type="float" office:value="19698" calcext:value-type="float">
            <text:p>19698</text:p>
          </table:table-cell>
          <table:table-cell office:value-type="float" office:value="19634.574" calcext:value-type="float">
            <text:p>19634,57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7.391" calcext:value-type="float">
            <text:p>167,391</text:p>
          </table:table-cell>
          <table:table-cell/>
          <table:table-cell office:value-type="float" office:value="20838" calcext:value-type="float">
            <text:p>20838</text:p>
          </table:table-cell>
          <table:table-cell office:value-type="float" office:value="20732.804" calcext:value-type="float">
            <text:p>20732,80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2.529" calcext:value-type="float">
            <text:p>202,529</text:p>
          </table:table-cell>
          <table:table-cell/>
          <table:table-cell office:value-type="float" office:value="20141" calcext:value-type="float">
            <text:p>20141</text:p>
          </table:table-cell>
          <table:table-cell office:value-type="float" office:value="20073.955" calcext:value-type="float">
            <text:p>20073,95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6.311" calcext:value-type="float">
            <text:p>186,311</text:p>
          </table:table-cell>
          <table:table-cell/>
          <table:table-cell office:value-type="float" office:value="19815" calcext:value-type="float">
            <text:p>19815</text:p>
          </table:table-cell>
          <table:table-cell office:value-type="float" office:value="19753.24" calcext:value-type="float">
            <text:p>19753,2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10.952" calcext:value-type="float">
            <text:p>210,952</text:p>
          </table:table-cell>
          <table:table-cell/>
          <table:table-cell office:value-type="float" office:value="20089" calcext:value-type="float">
            <text:p>20089</text:p>
          </table:table-cell>
          <table:table-cell office:value-type="float" office:value="20025.691" calcext:value-type="float">
            <text:p>20025,69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01.604" calcext:value-type="float">
            <text:p>201,604</text:p>
          </table:table-cell>
          <table:table-cell/>
          <table:table-cell office:value-type="float" office:value="21276" calcext:value-type="float">
            <text:p>21276</text:p>
          </table:table-cell>
          <table:table-cell office:value-type="float" office:value="21207.555" calcext:value-type="float">
            <text:p>21207,55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7.278" calcext:value-type="float">
            <text:p>167,278</text:p>
          </table:table-cell>
          <table:table-cell/>
          <table:table-cell office:value-type="float" office:value="20084" calcext:value-type="float">
            <text:p>20084</text:p>
          </table:table-cell>
          <table:table-cell office:value-type="float" office:value="20016.823" calcext:value-type="float">
            <text:p>20016,82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93" calcext:value-type="float">
            <text:p>1,59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76.412" calcext:value-type="float">
            <text:p>176,412</text:p>
          </table:table-cell>
          <table:table-cell/>
          <table:table-cell office:value-type="float" office:value="20023" calcext:value-type="float">
            <text:p>20023</text:p>
          </table:table-cell>
          <table:table-cell office:value-type="float" office:value="19959.206" calcext:value-type="float">
            <text:p>19959,20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27" calcext:value-type="float">
            <text:p>1,32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94.737" calcext:value-type="float">
            <text:p>194,737</text:p>
          </table:table-cell>
          <table:table-cell/>
          <table:table-cell office:value-type="float" office:value="20221" calcext:value-type="float">
            <text:p>20221</text:p>
          </table:table-cell>
          <table:table-cell office:value-type="float" office:value="20156.366" calcext:value-type="float">
            <text:p>20156,36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946" calcext:value-type="float">
            <text:p>1,94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75.394" calcext:value-type="float">
            <text:p>175,394</text:p>
          </table:table-cell>
          <table:table-cell/>
          <table:table-cell office:value-type="float" office:value="20509" calcext:value-type="float">
            <text:p>20509</text:p>
          </table:table-cell>
          <table:table-cell office:value-type="float" office:value="20439.376" calcext:value-type="float">
            <text:p>20439,37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954" calcext:value-type="float">
            <text:p>1,95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63.215" calcext:value-type="float">
            <text:p>163,215</text:p>
          </table:table-cell>
          <table:table-cell/>
          <table:table-cell office:value-type="float" office:value="19863" calcext:value-type="float">
            <text:p>19863</text:p>
          </table:table-cell>
          <table:table-cell office:value-type="float" office:value="19798.735" calcext:value-type="float">
            <text:p>19798,73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52" calcext:value-type="float">
            <text:p>1,55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1.398" calcext:value-type="float">
            <text:p>181,398</text:p>
          </table:table-cell>
          <table:table-cell/>
          <table:table-cell office:value-type="float" office:value="19972" calcext:value-type="float">
            <text:p>19972</text:p>
          </table:table-cell>
          <table:table-cell office:value-type="float" office:value="19910.024" calcext:value-type="float">
            <text:p>19910,02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237" calcext:value-type="float">
            <text:p>2,23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73.517" calcext:value-type="float">
            <text:p>173,517</text:p>
          </table:table-cell>
          <table:table-cell/>
          <table:table-cell office:value-type="float" office:value="20316" calcext:value-type="float">
            <text:p>20316</text:p>
          </table:table-cell>
          <table:table-cell office:value-type="float" office:value="20253.522" calcext:value-type="float">
            <text:p>20253,52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79" calcext:value-type="float">
            <text:p>1,179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69.526" calcext:value-type="float">
            <text:p>169,526</text:p>
          </table:table-cell>
          <table:table-cell/>
          <table:table-cell office:value-type="float" office:value="19760" calcext:value-type="float">
            <text:p>19760</text:p>
          </table:table-cell>
          <table:table-cell office:value-type="float" office:value="19692.586" calcext:value-type="float">
            <text:p>19692,58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54.384" calcext:value-type="float">
            <text:p>154,384</text:p>
          </table:table-cell>
          <table:table-cell/>
          <table:table-cell office:value-type="float" office:value="19828" calcext:value-type="float">
            <text:p>19828</text:p>
          </table:table-cell>
          <table:table-cell office:value-type="float" office:value="19758.939" calcext:value-type="float">
            <text:p>19758,93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229" calcext:value-type="float">
            <text:p>1,229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1.241" calcext:value-type="float">
            <text:p>181,241</text:p>
          </table:table-cell>
          <table:table-cell/>
          <table:table-cell office:value-type="float" office:value="19598" calcext:value-type="float">
            <text:p>19598</text:p>
          </table:table-cell>
          <table:table-cell office:value-type="float" office:value="19534.863" calcext:value-type="float">
            <text:p>19534,86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94" calcext:value-type="float">
            <text:p>1,39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8.114" calcext:value-type="float">
            <text:p>188,114</text:p>
          </table:table-cell>
          <table:table-cell/>
          <table:table-cell office:value-type="float" office:value="20495" calcext:value-type="float">
            <text:p>20495</text:p>
          </table:table-cell>
          <table:table-cell office:value-type="float" office:value="20431.633" calcext:value-type="float">
            <text:p>20431,63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92.756" calcext:value-type="float">
            <text:p>192,756</text:p>
          </table:table-cell>
          <table:table-cell/>
          <table:table-cell office:value-type="float" office:value="19936" calcext:value-type="float">
            <text:p>19936</text:p>
          </table:table-cell>
          <table:table-cell office:value-type="float" office:value="19871.818" calcext:value-type="float">
            <text:p>19871,81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63" calcext:value-type="float">
            <text:p>1,46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5.692" calcext:value-type="float">
            <text:p>195,692</text:p>
          </table:table-cell>
          <table:table-cell/>
          <table:table-cell office:value-type="float" office:value="21075" calcext:value-type="float">
            <text:p>21075</text:p>
          </table:table-cell>
          <table:table-cell office:value-type="float" office:value="20564.392" calcext:value-type="float">
            <text:p>20564,39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6.491" calcext:value-type="float">
            <text:p>196,491</text:p>
          </table:table-cell>
          <table:table-cell/>
          <table:table-cell office:value-type="float" office:value="20659" calcext:value-type="float">
            <text:p>20659</text:p>
          </table:table-cell>
          <table:table-cell office:value-type="float" office:value="19929.859" calcext:value-type="float">
            <text:p>19929,85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79" calcext:value-type="float">
            <text:p>1,27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92.727" calcext:value-type="float">
            <text:p>192,727</text:p>
          </table:table-cell>
          <table:table-cell/>
          <table:table-cell office:value-type="float" office:value="19678" calcext:value-type="float">
            <text:p>19678</text:p>
          </table:table-cell>
          <table:table-cell office:value-type="float" office:value="19608.981" calcext:value-type="float">
            <text:p>19608,981</text:p>
          </table:table-cell>
          <table:table-cell table:number-columns-repeated="6"/>
        </table:table-row>
      </table:table>
      <table:table table:name="PY-RESULT" table:style-name="ta1">
        <table:shapes>
          <draw:frame draw:z-index="0" draw:style-name="gr1" draw:text-style-name="P1" svg:width="159.97mm" svg:height="90.04mm" svg:x="202.38mm" svg:y="8.77mm">
            <loext:p draw:notify-on-update-of-ranges="'PY-RESULT'.C11:'PY-RESULT'.C11 'PY-RESULT'.C12:'PY-RESULT'.C15 'PY-RESULT'.D11:'PY-RESULT'.D11 'PY-RESULT'.D12:'PY-RESULT'.D15 'PY-RESULT'.E11:'PY-RESULT'.E11 'PY-RESULT'.E12:'PY-RESULT'.E15 'PY-RESULT'.F11:'PY-RESULT'.F11 'PY-RESULT'.F12:'PY-RESULT'.F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.3422" calcext:value-type="float">
            <text:p>1,3422</text:p>
          </table:table-cell>
          <table:table-cell office:value-type="float" office:value="846.5835111" calcext:value-type="float">
            <text:p>846,5835111</text:p>
          </table:table-cell>
          <table:table-cell office:value-type="float" office:value="128770.7212" calcext:value-type="float">
            <text:p>128770,7212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.3968" calcext:value-type="float">
            <text:p>1,3968</text:p>
          </table:table-cell>
          <table:table-cell office:value-type="float" office:value="420.1082" calcext:value-type="float">
            <text:p>420,1082</text:p>
          </table:table-cell>
          <table:table-cell office:value-type="float" office:value="54309.0606" calcext:value-type="float">
            <text:p>54309,0606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86125" calcext:value-type="float">
            <text:p>1,86125</text:p>
          </table:table-cell>
          <table:table-cell office:value-type="float" office:value="238.177" calcext:value-type="float">
            <text:p>238,177</text:p>
          </table:table-cell>
          <table:table-cell office:value-type="float" office:value="30523.4787" calcext:value-type="float">
            <text:p>30523,4787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.54044" calcext:value-type="float">
            <text:p>1,54044</text:p>
          </table:table-cell>
          <table:table-cell office:value-type="float" office:value="179.866" calcext:value-type="float">
            <text:p>179,866</text:p>
          </table:table-cell>
          <table:table-cell office:value-type="float" office:value="22333.8735" calcext:value-type="float">
            <text:p>22333,8735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0:54:14.56819644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2T22:02:36.394747166</dc:date>
    <meta:editing-duration>PT1H34M9S</meta:editing-duration>
    <meta:editing-cycles>7</meta:editing-cycles>
    <meta:generator>LibreOffice/5.1.6.2$Linux_X86_64 LibreOffice_project/10m0$Build-2</meta:generator>
    <meta:document-statistic meta:table-count="7" meta:cell-count="12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127cm" svg:y="0.379cm" svg:width="10.218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2.845">
                <text:p>2.845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8.435">
                <text:p>198.4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783.23">
                <text:p>18783.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55641.69">
                <text:p>2155641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28cm" svg:y="3.705cm" style:legend-expansion="high" chart:style-name="ch2"/>
        <chart:plot-area chart:style-name="ch3" table:cell-range-address="'PY-RESULT'.C11:'PY-RESULT'.F15" chart:data-source-has-labels="both" svg:x="-0.189cm" svg:y="0.233cm" svg:width="13.551cm" svg:height="8.643cm">
          <chartooo:coordinate-region svg:x="1.358cm" svg:y="0.432cm" svg:width="11.632cm" svg:height="7.797cm"/>
          <chart:axis chart:dimension="x" chart:name="primary-x" chart:style-name="ch4" chartooo:axis-type="auto">
            <chartooo:date-scale/>
            <chart:categories table:cell-range-address="'PY-RESULT'.C12:'PY-RESULT'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-RESULT'.D12:'PY-RESULT'.D15" chart:label-cell-address="'PY-RESULT'.D11:'PY-RESULT'.D11" chart:class="chart:line">
            <chart:data-point chart:repeated="4"/>
          </chart:series>
          <chart:series chart:style-name="ch8" chart:values-cell-range-address="'PY-RESULT'.E12:'PY-RESULT'.E15" chart:label-cell-address="'PY-RESULT'.E11:'PY-RESULT'.E11" chart:class="chart:line">
            <chart:data-point chart:repeated="4"/>
          </chart:series>
          <chart:series chart:style-name="ch9" chart:values-cell-range-address="'PY-RESULT'.F12:'PY-RESULT'.F15" chart:label-cell-address="'PY-RESULT'.F11:'PY-RESULT'.F1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PY-RESULT'.D11:'PY-RESULT'.D11</svg:desc>
                </draw:g>
              </table:table-cell>
              <table:table-cell office:value-type="string">
                <text:p>1000</text:p>
                <draw:g>
                  <svg:desc>'PY-RESULT'.E11:'PY-RESULT'.E11</svg:desc>
                </draw:g>
              </table:table-cell>
              <table:table-cell office:value-type="string">
                <text:p>10000</text:p>
                <draw:g>
                  <svg:desc>'PY-RESULT'.F11:'PY-RESULT'.F1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PY-RESULT'.C12:'PY-RESULT'.C15</svg:desc>
                </draw:g>
              </table:table-cell>
              <table:table-cell office:value-type="float" office:value="1.3422">
                <text:p>1.3422</text:p>
                <draw:g>
                  <svg:desc>'PY-RESULT'.D12:'PY-RESULT'.D15</svg:desc>
                </draw:g>
              </table:table-cell>
              <table:table-cell office:value-type="float" office:value="846.5835111">
                <text:p>846.5835111</text:p>
                <draw:g>
                  <svg:desc>'PY-RESULT'.E12:'PY-RESULT'.E15</svg:desc>
                </draw:g>
              </table:table-cell>
              <table:table-cell office:value-type="float" office:value="128770.7212">
                <text:p>128770.7212</text:p>
                <draw:g>
                  <svg:desc>'PY-RESULT'.F12:'PY-RESULT'.F15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3968">
                <text:p>1.3968</text:p>
              </table:table-cell>
              <table:table-cell office:value-type="float" office:value="420.1082">
                <text:p>420.1082</text:p>
              </table:table-cell>
              <table:table-cell office:value-type="float" office:value="54309.0606">
                <text:p>54309.060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86125">
                <text:p>1.86125</text:p>
              </table:table-cell>
              <table:table-cell office:value-type="float" office:value="238.177">
                <text:p>238.177</text:p>
              </table:table-cell>
              <table:table-cell office:value-type="float" office:value="30523.4787">
                <text:p>30523.47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54044">
                <text:p>1.54044</text:p>
              </table:table-cell>
              <table:table-cell office:value-type="float" office:value="179.866">
                <text:p>179.866</text:p>
              </table:table-cell>
              <table:table-cell office:value-type="float" office:value="22333.8735">
                <text:p>22333.8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